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Commentaire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énom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ail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t de passe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Accou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 de compte (1 : utilisateur, 2 : annonceu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tre de l’anno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6, 2</text:p>
          </table:table-cell>
          <table:table-cell office:value-type="string" calcext:value-type="string">
            <text:p>Prix de l’anno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rface du log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 du bien mis en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dding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 de couchage to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en vers l’image dans le dossier de stockage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le où se trouve la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s où se trouve la 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Equip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’équipeme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début de la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fin de la 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TypeLoge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pe de logement (Logement entier, chambre privée, chambre partagée)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9:33:08.214692829</meta:creation-date>
    <dc:date>2024-12-19T12:10:52.829647087</dc:date>
    <meta:editing-duration>PT33M47S</meta:editing-duration>
    <meta:editing-cycles>4</meta:editing-cycles>
    <meta:generator>LibreOffice/7.3.7.2$Linux_X86_64 LibreOffice_project/30$Build-2</meta:generator>
    <meta:document-statistic meta:table-count="1" meta:cell-count="69" meta:object-count="0"/>
  </office:meta>
</office:document-meta>
</file>